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Романы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Семейное счастие (1859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Война и мир (1863—1869, печатался с 1865, 1-е отд. изд. 1867—1869, 3 изд. исправл. 1873)</text:p>
          </table:table-cell>
          <table:table-cell office:value-type="string" calcext:value-type="string">
            <text:p><text:s/>- - - - - - - -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Анна Каренина (1873—1877, опубликовано 1875—18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нязь Федор Щетинин (1877—1878)[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екабристы (1884)[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оскресение (1889—1899, опубликовано 18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[Роман о времени Петра I] (опубликовано в 1936)[3]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овести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Детство, Отрочество и Юность (вся трилогия опубликована 18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Детство (1852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Отрочество (1854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Юность (1857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Два гусара (1856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Утро помещика (1856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Альберт (1858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Идиллия (1861—1862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оликушка (1862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Казаки (опубликовано 1863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Фальшивый купон (кон. 1880-х—1904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Смерть Ивана Ильича (1884—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Записки сумасшедшего (1884—1903, опубликовано 19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рейцерова соната (1887—1889, опубликовано 189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ьявол (1889—1890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тец Сергий (1890—1898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Хозяин и работник (18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Хаджи-Мурат (1896—1904, опубликовано 1912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Рассказы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История вчерашнего дня (1851, опубликовано 19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Набег (1853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Святочная ночь (1853, опубликовано 19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ак умирают русские солдаты (1854, опубликовано 19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Записки маркёра (1855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Рубка леса (1855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Севастопольские рассказы (1855—1856)</text:p>
          </table:table-cell>
          <table:table-cell office:value-type="string" calcext:value-type="string">
            <text:p><text:s/>- - - - - - - -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Севастополь в декабре месяце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Севастополь в мае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Севастополь в августе 1855 года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Метель (1856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Разжалованный (18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Люцерн (1857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Три смерти (1859)</text:p>
          </table:table-cell>
          <table:table-cell office:value-type="string" calcext:value-type="string">
            <text:p>in dir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Отрывки рассказов из деревенской жизни (1860—1862, опубликовано 19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Холстомер (1863—1885, опубликовано 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Бог правду видит, да не скоро скажет (18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авказский пленник (18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ве лошади (18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ыжок (18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Рассказ Аэронавта (18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Суратская кофейная (1887, опубликовано 189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орого стоит (переделка отрывка из очерка Г. де Мопассана «На воде», 1890; опубликовано 1899 в Англии, в России 19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Франсуаза (переделка рассказа Г. де Мопассана «Порт», 189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то прав? (1891—1893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арма (18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Сон молодого царя (1894, опубликовано 19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осле бала (1903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Алёша Горшок (1905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Бедные люди (19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Божеское и человеческое (19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За что? (19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орней Васильев (19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Ягоды (19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Что я видел во сне (1906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тец Василий (1906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Сила детства (1908, опубликовано 19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Разговор с прохожим (1909, опубликовано 19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оезжий и крестьянин (1909, опубликовано 19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есни на деревне (1909, опубликовано 19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Три дня в деревне (1909, опубликовано 19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Ходынка (1910, опубликовано 19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Нечаянно (1910, опубликовано 19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Благодарная почва (1910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Философско-нравоучительные рассказы и притчи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Чем люди живы (188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ва брата и золото (1885, опубликовано 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Ильяс (1885, опубликовано 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Где любовь, там и Бог (18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ражье лепко, а божье крепко (18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евчонки умнее стариков (18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Упустишь огонь — не потушишь (18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ва старика (18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Свечка (1885, опубликовано 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Сказка об Иване-дураке и его двух братьях: Семёне-воине и Тарасе-брюхане, и немой сестре Маланье, и о старом дьяволе и трёх чертенятах (1885, опубликовано 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Три старца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ак чертёнок краюшку выкупал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ающийся грешник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Зерно с куриное яйцо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Много ли человеку земли нужно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рестник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Работник Емельян и пустой барабан (1886, опубликовано 189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Три сына (1887, опубликовано 18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Три притчи (18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ве различные версии истории улья с лубочной крышкой (1900, опубликовано 19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Разрушение ада и восстановление его (1902, опубликовано 190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Ассирийский царь Асархадон (190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олк (1908, опубликовано 190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Учебная литература и дидактические пособия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Азбука (18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Новая Азбука (187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Три медвед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Как дядя Семен рассказывал про то, что с ним в лесу был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Коров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Филипо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Арифметика (187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ервая русская книга для чтения (187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торая русская книга для чтения (187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Третья русская книга для чтения (187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Четвёртая русская книга для чтения (1875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ьесы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Заражённое семейство (18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Нигилист (186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ласть тьмы, или Коготок увяз, всей птичке пропасть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раматическая обработка легенды об Аггее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ервый винокур, или Как чертенок краюшку заслужил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лоды просвещения (189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ётр Хлебник (18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Живой труп (19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И свет во тьме светит (1890—19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т ней все качества (1910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Стихи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Песня про сражение на реке Черной 4 августа 1855 г. (185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урень. Стихи-сказка («Задумал дурень…» 187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Религиозно-философские произведения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Четвероевангелие: Соединение и перевод четырёх Евангелий, 1880—1881 гг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Исповедь, 1882 г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 чём моя вера? (1883—18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Царство Божие внутри вас — трактат, 1890—1893[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раткое Изложение Евангелия, 1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уть жизни, 191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Статьи, публицистика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Проект о переформировании армии (185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Записка о дворянском вопросе (185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Речь в Обществе любителей российской словесности (18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 народном образовании (186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ому у кого учиться писать, крестьянским ребятам у нас или нам у крестьянских ребят? (186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 языке народных книжек (186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оспитание и образование (186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огресс и определение образования (186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 переписи в Москве (18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Речь о народных изданиях (18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сборнику «Цветник»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Так что же нам делать? (18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 жизни (18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Николай Палкин (18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б искусстве (18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ора опомниться! (18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 голоде (189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амяти И. И. Раевского (189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Религия и нравственность (189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сочинениям Гюи де Мопассана (18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«Крестьянским рассказам» С. Т. Семенова (18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Христианство и патриотизм (18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Стыдно (18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Бессмысленные мечтания (18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Лев Толстой о национализации земли (1896)[5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 том, что называют искусством (18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Что такое искусство? (18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английскому изданию «Что такое искусство?» (18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Голод или не голод? (18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Рабство нашего времени (19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Не убий (19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атриотизм и правительство (19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роману В. фон Поленца «Крестьянин» (19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Царю и его помощникам (19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твет на определение синода от 20—22 февраля и на полученные мною по этому случаю письма (19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Солдатская памятка (1901. 7 декабря. Гаспра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фицерская памятка (1901. 7 декабря. Гаспра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«Солдатской памятке» и «Офицерской памятке (Гаспра. 11 февраля 1902 г.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еликий грех[6] (19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Единое на потребу. О государственной власти (19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онец века (19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ослесловие к рассказу Чехова «Душечка» (19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Единственное возможное решение земельного вопроса[7] (19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 Шекспире и о драме (19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русскому переводу книги Генри Джорджа «Общественные задачи»[8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Не убий никого (19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Не могу молчать! (19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рассказу В. С. Морозова «За одно слово» (19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роману А. И. Эртеля «Гарденины» (19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редисловие к альбому Н. В. Орлова «Русские мужики» (19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оспоминания о суде над солдатом (19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 Гоголе (19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о поводу приезда сына Генри Джорджа[9] (19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ора понять[10] (19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Суеверие государства[11] (19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 социализме (1910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ереводы басен Эзоп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Волк и журавль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Волк и кобыл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Волк и ягнёнок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Ворон и лисиц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Галка и голуби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Голова и хвост змеи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Зайцы и лягушки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Камыш и маслин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Комар и лев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Курица и золотые яйц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Курица и ласточк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Лгун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Лев, волк и лисиц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Лев и мышь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Лев, медведь и лисиц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Лисица и виноград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Лисица и козёл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Лягушка и лев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Муравей и голубк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Олень и ланчук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Осёл в львиной шкуре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Осёл и лошадь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Отец и сыновья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Пчёлы и трутни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Рыбак и рыбк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Собака и волк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Собака и её тень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Собака, петух и лисица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Стрекоза и муравьи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Черепаха и орёл</text:p>
          </table:table-cell>
          <table:table-cell office:value-type="string" calcext:value-type="string">
            <text:p>TRANSLATIONS BY TOLSTOY?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исьма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Письмо М. Э. Здзеховскому (о патриотизме, 18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атриотизм или мир?[12] (18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К либералам («Об отношении к государству», письмо А. М. Калмыковой 31 августа 1896 г.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исьмо к фельдфебелю (18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исьмо Николаю II[13] (19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исьмо к крестьянину о земле (О проекте Генри Джорджа)[14] (19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исьмо к индусу (19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Письмо П. А. Столыпину[15] (30 августа 190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Дневники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Дневник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невник помещи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Отрывок дневника 1857 год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Записки христиани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Диало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«Тайный» Дневник 1908 год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«Дневник для одного себя»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Собрания сочинений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Толстой Л. Н. Полное собрание сочинений. В 90 т. — М.: Государственное издательство художественной литературы, 1928—1958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Толстой Л. Н. Собрание сочинений. В 20 т. — М.: Государственное издательство художественной литературы, 1960—1965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Толстой Л. Н. Собрание сочинений. В 22 т. — М.: Художественная литература, 1978—1985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4"/>Толстой Л. Н. Полное собрание сочинений в 91 томе. — М.: Терра, 1992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В настоящее время Институтом мировой литературы им. А. М. Горького РАН осуществляется работа над изданием академического полного собрания сочинений Л. Н. Толстого в 100 томах.[16]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OME BACK TO TOM 8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PUBLISHED – not doing these yet</text:p>
          </table:table-cell>
          <table:table-cell office:value-type="string" calcext:value-type="string">
            <text:p>Лето в деревне</text:p>
          </table:table-cell>
          <table:table-cell office:value-type="string" calcext:value-type="string">
            <text:p>Tom 5</text:p>
          </table:table-cell>
          <table:table-cell office:value-type="string" calcext:value-type="string">
            <text:p>unpublished? Still in old orthography.</text:p>
          </table:table-cell>
        </table:table-row>
        <table:table-row table:style-name="ro1">
          <table:table-cell/>
          <table:table-cell office:value-type="string" calcext:value-type="string">
            <text:p>Lots of unpublished stuff in Tom 7? Only pulled out Polikushka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DANGER TERMS -</text:p>
          </table:table-cell>
          <table:table-cell office:value-type="string" calcext:value-type="string">
            <text:p>Размен подлинника</text:p>
          </table:table-cell>
          <table:table-cell table:number-columns-repeated="2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oal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each (published?) work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ory for 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ory for each book (if applicabl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for each chapter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hapter File Layou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title&gt;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&lt;/title&gt;</text:p>
          </table:table-cell>
        </table:table-row>
        <table:table-row table:style-name="ro1">
          <table:table-cell office:value-type="string" calcext:value-type="string">
            <text:p>&lt;subtitle&gt;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&lt;/subtitle&gt;</text:p>
          </table:table-cell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«Все счастливые семьи похожи ….</text:p>
          </table:table-cell>
          <table:table-cell office:value-type="string" calcext:value-type="string">
            <text:p>&lt;/body&gt;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 body:</text:p>
          </table:table-cell>
          <table:table-cell office:value-type="string" calcext:value-type="string">
            <text:p>de la famille. &lt;footnote content=”phoenix of the family”&gt; On byl …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in paragraph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1:58:38.359854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1:50:09.428283499</meta:creation-date>
    <dc:date>2020-06-20T15:52:52.182672556</dc:date>
    <meta:editing-duration>PT17H50M54S</meta:editing-duration>
    <meta:editing-cycles>26</meta:editing-cycles>
    <meta:generator>LibreOffice/6.0.7.3$Linux_X86_64 LibreOffice_project/00m0$Build-3</meta:generator>
    <meta:document-statistic meta:table-count="2" meta:cell-count="328" meta:object-count="0"/>
  </office:meta>
</office:document-meta>
</file>